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28cm"/>
    </style:style>
    <style:style style:name="co2" style:family="table-column">
      <style:table-column-properties fo:break-before="auto" style:column-width="8.8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 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1021" table:default-cell-style-name="ce6"/>
        <table:table-row table:style-name="ro1">
          <table:table-cell table:style-name="ce1" office:value-type="string" table:number-columns-spanned="3" table:number-rows-spanned="1">
            <text:p>2014年江西理工大学ACM-ICPC新人培训安排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table:style-name="ce2" office:value-type="string">
            <text:p>上课时间</text:p>
          </table:table-cell>
          <table:table-cell table:style-name="ce2" office:value-type="string">
            <text:p>上课内容</text:p>
          </table:table-cell>
          <table:table-cell table:style-name="ce2" office:value-type="string">
            <text:p>授课学生</text:p>
          </table:table-cell>
          <table:table-cell table:style-name="Default" table:number-columns-repeated="1021"/>
        </table:table-row>
        <table:table-row table:style-name="ro3">
          <table:table-cell office:value-type="string">
            <text:p>第二周周六</text:p>
          </table:table-cell>
          <table:table-cell office:value-type="string">
            <text:p>了解ACM-ICPC、C语言、编译器和IDE安装、江理oj和hduoj介绍</text:p>
          </table:table-cell>
          <table:table-cell office:value-type="string">
            <text:p>江林伟</text:p>
          </table:table-cell>
          <table:table-cell table:number-columns-repeated="1021"/>
        </table:table-row>
        <table:table-row table:style-name="ro3">
          <table:table-cell office:value-type="string">
            <text:p>第二周周日</text:p>
          </table:table-cell>
          <table:table-cell office:value-type="string">
            <text:p>C语言入门</text:p>
          </table:table-cell>
          <table:table-cell office:value-type="string">
            <text:p>吴硕华</text:p>
          </table:table-cell>
          <table:table-cell table:number-columns-repeated="1021"/>
        </table:table-row>
        <table:table-row table:style-name="ro3">
          <table:table-cell office:value-type="string">
            <text:p>第三周周六周日</text:p>
          </table:table-cell>
          <table:table-cell table:style-name="ce5" office:value-type="string" table:number-columns-spanned="1" table:number-rows-spanned="2">
            <text:p>C基本、A+B、简单算法、大概自行安排</text:p>
          </table:table-cell>
          <table:table-cell office:value-type="string">
            <text:p>丁赞文</text:p>
          </table:table-cell>
          <table:table-cell table:number-columns-repeated="1021"/>
        </table:table-row>
        <table:table-row table:style-name="ro3">
          <table:table-cell office:value-type="string">
            <text:p>第四周周六周日</text:p>
          </table:table-cell>
          <table:covered-table-cell/>
          <table:table-cell office:value-type="string">
            <text:p>刘玮涛</text:p>
          </table:table-cell>
          <table:table-cell table:number-columns-repeated="1021"/>
        </table:table-row>
        <table:table-row table:style-name="ro3">
          <table:table-cell office:value-type="string">
            <text:p>第五周周六</text:p>
          </table:table-cell>
          <table:table-cell office:value-type="string">
            <text:p>排序算法</text:p>
          </table:table-cell>
          <table:table-cell office:value-type="string">
            <text:p>丁赞文</text:p>
          </table:table-cell>
          <table:table-cell table:number-columns-repeated="1021"/>
        </table:table-row>
        <table:table-row table:style-name="ro3">
          <table:table-cell office:value-type="string">
            <text:p>第五周周日</text:p>
          </table:table-cell>
          <table:table-cell office:value-type="string">
            <text:p>字符串处理</text:p>
          </table:table-cell>
          <table:table-cell office:value-type="string">
            <text:p>吴硕华</text:p>
          </table:table-cell>
          <table:table-cell table:number-columns-repeated="1021"/>
        </table:table-row>
        <table:table-row table:style-name="ro3">
          <table:table-cell office:value-type="string">
            <text:p>第六周周六</text:p>
          </table:table-cell>
          <table:table-cell office:value-type="string">
            <text:p>大数</text:p>
          </table:table-cell>
          <table:table-cell office:value-type="string">
            <text:p>江林伟</text:p>
          </table:table-cell>
          <table:table-cell table:number-columns-repeated="1021"/>
        </table:table-row>
        <table:table-row table:style-name="ro3">
          <table:table-cell office:value-type="string">
            <text:p>第六周周日</text:p>
          </table:table-cell>
          <table:table-cell office:value-type="string">
            <text:p>数学</text:p>
          </table:table-cell>
          <table:table-cell office:value-type="string">
            <text:p>刘玮涛</text:p>
          </table:table-cell>
          <table:table-cell table:number-columns-repeated="1021"/>
        </table:table-row>
        <table:table-row table:style-name="ro3">
          <table:table-cell office:value-type="string">
            <text:p>第七周周六周日</text:p>
          </table:table-cell>
          <table:table-cell office:value-type="string">
            <text:p>递归</text:p>
          </table:table-cell>
          <table:table-cell office:value-type="string">
            <text:p>吴硕华</text:p>
          </table:table-cell>
          <table:table-cell table:number-columns-repeated="1021"/>
        </table:table-row>
        <table:table-row table:style-name="ro3">
          <table:table-cell office:value-type="string">
            <text:p>第八周周六周日</text:p>
          </table:table-cell>
          <table:table-cell office:value-type="string">
            <text:p>搜索，DFS</text:p>
          </table:table-cell>
          <table:table-cell office:value-type="string">
            <text:p>江林伟</text:p>
          </table:table-cell>
          <table:table-cell table:number-columns-repeated="1021"/>
        </table:table-row>
        <table:table-row table:style-name="ro3">
          <table:table-cell office:value-type="string">
            <text:p>第九周周六周日，第十周周六</text:p>
          </table:table-cell>
          <table:table-cell office:value-type="string">
            <text:p>数据结构（栈、队列、链表），最短路，并查集</text:p>
          </table:table-cell>
          <table:table-cell office:value-type="string">
            <text:p>陈加兽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第十周周日</text:p>
          </table:table-cell>
          <table:table-cell table:style-name="ce4" office:value-type="string">
            <text:p>比赛</text:p>
          </table:table-cell>
          <table:table-cell table:style-name="ce4"/>
          <table:table-cell table:style-name="Default" table:number-columns-repeated="1021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mdeep </meta:initial-creator>
    <meta:creation-date>2014-02-27T08:10:55</meta:creation-date>
    <dc:date>2014-02-27T08:28:28</dc:date>
    <dc:creator>ismdeep </dc:creator>
    <meta:editing-duration>PT16M45S</meta:editing-duration>
    <meta:editing-cycles>6</meta:editing-cycles>
    <meta:generator>LibreOffice/4.0.4.2$Linux_x86 LibreOffice_project/400m0$Build-2</meta:generator>
    <meta:printed-by>ismdeep </meta:printed-by>
    <meta:print-date>2014-02-27T08:26:33</meta:print-date>
    <meta:document-statistic meta:table-count="1" meta:cell-count="38" meta:object-count="0"/>
  </office:meta>
</office:document-meta>
</file>